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63811" officeooo:paragraph-rsid="001638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is is my most recent work. It is a neural network model aimed at predicting which zip codes are primed for a jump in real estate value. The project can be broken down into four phases:</text:p>
      <text:p text:style-name="P1"/>
      <text:p text:style-name="P1">1. The base notebook which contains the majority of the feature generation, the construction and testing of the neural network, as well as the majority of the visualizations.</text:p>
      <text:p text:style-name="P1"/>
      <text:p text:style-name="P1">2. The reviews and business information feature generation file. This contains social media reviews manipulated with word2vec and converted into features for the model as well as reducing the business dataset to be more computationally manageable.</text:p>
      <text:p text:style-name="P1"/>
      <text:p text:style-name="P1">3. The USA map visualizations.</text:p>
      <text:p text:style-name="P1"/>
      <text:p text:style-name="P1">4. The deck to present the project.</text:p>
      <text:p text:style-name="P1"/>
      <text:p text:style-name="P1">There are numbers following the file names of the reviews and business folder and they are meant to be read in order from 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3:31:25.364064000</meta:creation-date>
    <dc:date>2018-04-02T13:37:37.196763000</dc:date>
    <meta:editing-duration>PT6M17S</meta:editing-duration>
    <meta:editing-cycles>1</meta:editing-cycles>
    <meta:document-statistic meta:table-count="0" meta:image-count="0" meta:object-count="0" meta:page-count="1" meta:paragraph-count="6" meta:word-count="136" meta:character-count="798" meta:non-whitespace-character-count="667"/>
    <meta:generator>LibreOffice/5.3.3.2$MacOSX_X86_64 LibreOffice_project/3d9a8b4b4e538a85e0782bd6c2d430bafe583448</meta:generator>
  </office:meta>
</office:document-meta>
</file>